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1" fo:font-size="14pt" officeooo:rsid="001007d9" officeooo:paragraph-rsid="001007d9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4pt" fo:language="en" fo:country="US" officeooo:rsid="001007d9" officeooo:paragraph-rsid="001007d9" style:font-size-asian="14pt" style:font-size-complex="14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1" fo:font-size="14pt" fo:language="en" fo:country="US" officeooo:rsid="001007d9" officeooo:paragraph-rsid="001007d9" style:font-size-asian="14pt" style:font-size-complex="14pt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Times New Roman1" fo:font-size="14pt" fo:language="en" fo:country="US" officeooo:rsid="001007d9" officeooo:paragraph-rsid="001007d9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4pt" fo:language="en" fo:country="US" officeooo:rsid="001007d9" officeooo:paragraph-rsid="001007d9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4pt" fo:language="en" fo:country="US" officeooo:rsid="0011a2dd" officeooo:paragraph-rsid="0011a2d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language="en" fo:country="US" officeooo:rsid="0011a2dd" officeooo:paragraph-rsid="0011a2dd" style:font-size-asian="14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1" fo:font-size="14pt" fo:language="el" fo:country="GR" officeooo:rsid="001007d9" officeooo:paragraph-rsid="001007d9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4pt" fo:font-style="normal" fo:font-weight="bold" officeooo:rsid="001007d9" officeooo:paragraph-rsid="001007d9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officeooo:paragraph-rsid="001007d9" style:font-size-asian="14pt" style:font-size-complex="14pt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11a2d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style:font-name="Times New Roman1" fo:language="el" fo:country="GR" officeooo:rsid="001007d9"/>
    </style:style>
    <style:style style:name="T6" style:family="text">
      <style:text-properties style:font-name="Times New Roman1" fo:language="en" fo:country="US" officeooo:rsid="001007d9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1a2dd"/>
    </style:style>
    <style:style style:name="T12" style:family="text">
      <style:text-properties officeooo:rsid="00131d17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ct for Course <text:span text:style-name="T1">Φ468: </text:span><text:span text:style-name="T3">Light and Matter interactions and optical constants of Solids <text:s/></text:span><text:span text:style-name="T1"><text:s text:c="50"/></text:span></text:p>
      <text:p text:style-name="P9"><text:span text:style-name="T1"/></text:p>
      <text:p text:style-name="P1"><text:span text:style-name="T4">Student ID Number</text:span><text:span text:style-name="T3">: ph5207 </text:span></text:p>
      <text:p text:style-name="P2"><text:span text:style-name="T9">Student name</text:span>: Theodoros Laoumzis</text:p>
      <text:p text:style-name="P1"/>
      <text:p text:style-name="P1"/>
      <text:p text:style-name="P1"/>
      <text:p text:style-name="P5"><text:s/><text:span text:style-name="T10">Terahertz Time Domain Spectroscopy parameter analysis</text:span></text:p>
      <text:p text:style-name="P2"/>
      <text:p text:style-name="P2"/>
      <text:p text:style-name="P2"/>
      <text:p text:style-name="P2">The goal of this project was to extract the complex refractive index of a 2mm material. A set of measurements was given. The first data file is containing the reference and the second containing the sample measurements. Using programming language Python, I tried to write a code for the data <text:s/>analysis of the project. </text:p>
      <text:p text:style-name="P2"/>
      <text:p text:style-name="P2"/>
      <text:p text:style-name="P2">Process of data analysis</text:p>
      <text:p text:style-name="P2"/>
      <text:p text:style-name="P2">First, I uploaded the data files and then plotted the two pulses. Then, I passed the measurements to frequency, performing a Fourier Transform (FFT) and plotted them again to see the results.</text:p>
      <text:p text:style-name="P2"/>
      <text:p text:style-name="P2"><text:s/>Afterwards, I d<text:span text:style-name="T12">i</text:span>vided the two signals to get the experimental Transfer Function (T(f)). I plotted the transfer function’s real and imaginary parts to see the relation between them, then plotted the natural logarithm of T(f) versus frequency.</text:p>
      <text:p text:style-name="P2"/>
      <text:p text:style-name="P6">To fit the theoretical transfer function, we assume that <draw:frame draw:style-name="fr1" draw:name="Object3" text:anchor-type="as-char" svg:y="-0.377cm" svg:width="0.961cm" svg:height="0.467cm" draw:z-index="2"><draw:object xlink:href="./Object 3" xlink:type="simple" xlink:show="embed" xlink:actuate="onLoad"/><draw:image xlink:href="./ObjectReplacements/Object 3" xlink:type="simple" xlink:show="embed" xlink:actuate="onLoad"/></draw:frame>, so that the theoretical (zero reflection) T(f)<text:span text:style-name="T7">th</text:span><text:span text:style-name="T8"> is:</text:span></text:p>
      <text:p text:style-name="P7"><draw:frame draw:style-name="fr1" draw:name="Object4" text:anchor-type="as-char" svg:y="-0.691cm" svg:width="6.027cm" svg:height="1.14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where T<text:span text:style-name="T7">10</text:span><text:span text:style-name="T8"> and T</text:span><text:span text:style-name="T7">01 </text:span><text:span text:style-name="T8">are the transmission coefficients. </text:span></text:p>
      <text:p text:style-name="P7"/>
      <text:p text:style-name="P2">Unwrapping the phase of the transfer function allowed me to calculate the real part of the refractive index: <draw:frame draw:style-name="fr1" draw:name="Object1" text:anchor-type="as-char" svg:y="-0.66cm" svg:width="2.949cm" svg:height="1.037cm" draw:z-index="0"><draw:object xlink:href="./Object 1" xlink:type="simple" xlink:show="embed" xlink:actuate="onLoad"/><draw:image xlink:href="./ObjectReplacements/Object 1" xlink:type="simple" xlink:show="embed" xlink:actuate="onLoad"/></draw:frame>, where </text:p>
      <text:list xml:id="list2213195682" text:style-name="L1">
        <text:list-item>
          <text:p text:style-name="P10"><text:span text:style-name="T5">φ(ω) </text:span><text:span text:style-name="T6">is the phase of the transfer function</text:span></text:p>
        </text:list-item>
        <text:list-item>
          <text:p text:style-name="P10"><text:span text:style-name="T6"><draw:frame draw:style-name="fr1" draw:name="Object2" text:anchor-type="as-char" svg:y="-0.437cm" svg:width="2.207cm" svg:height="0.52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<text:s/>is the speed of light </text:span></text:p>
        </text:list-item>
        <text:list-item>
          <text:p text:style-name="P8">ω <text:span text:style-name="T3">is the frequency and</text:span></text:p>
        </text:list-item>
        <text:list-item>
          <text:p text:style-name="P3">d = <text:s/>0.002 m is the sample material’s thickness. </text:p>
        </text:list-item>
      </text:list>
      <text:p text:style-name="P2"><text:span text:style-name="T6"/></text:p>
      <text:p text:style-name="P2">I also calculated and plotted the absorbance a(<text:span text:style-name="T1">ω) </text:span>and extinction coefficient, k.</text:p>
      <text:p text:style-name="P2"/>
      <text:p text:style-name="P2"><text:soft-page-break/>Finally, using the Newton – Raphson method, I tried to fit the theoretical transfer function to the experimental one and extract the complex refractive index, <text:span text:style-name="T12">N</text:span><text:span text:style-name="T8">. </text:span></text:p>
      <text:p text:style-name="P2"/>
      <text:p text:style-name="P2"><text:s/><text:span text:style-name="T11">The equations I used for the fitting process are the following</text:span><text:span text:style-name="T2">:</text:span></text:p>
      <text:p text:style-name="P2"><text:span text:style-name="T2"/></text:p>
      <text:list text:style-name="L2">
        <text:list-item>
          <text:p text:style-name="P4"><text:span text:style-name="T2"><draw:frame draw:style-name="fr1" draw:name="Object5" text:anchor-type="as-char" svg:y="-0.691cm" svg:width="5.957cm" svg:height="1.192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  <text:list-item>
          <text:p text:style-name="P4"><text:span text:style-name="T2"><draw:frame draw:style-name="fr1" draw:name="Object6" text:anchor-type="as-char" svg:y="-0.619cm" svg:width="3.798cm" svg:height="1.06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,</text:span></text:p>
        </text:list-item>
      </text:list>
      <text:p text:style-name="P6">where <draw:frame draw:style-name="fr1" draw:name="Object7" text:anchor-type="as-char" svg:y="-0.377cm" svg:width="0.353cm" svg:height="0.531cm" draw:z-index="6"><draw:object xlink:href="./Object 7" xlink:type="simple" xlink:show="embed" xlink:actuate="onLoad"/><draw:image xlink:href="./ObjectReplacements/Object 7" xlink:type="simple" xlink:show="embed" xlink:actuate="onLoad"/></draw:frame><text:s/>and<draw:frame draw:style-name="fr1" draw:name="Object8" text:anchor-type="as-char" svg:y="-0.377cm" svg:width="0.347cm" svg:height="0.531cm" draw:z-index="7"><draw:object xlink:href="./Object 8" xlink:type="simple" xlink:show="embed" xlink:actuate="onLoad"/><draw:image xlink:href="./ObjectReplacements/Object 8" xlink:type="simple" xlink:show="embed" xlink:actuate="onLoad"/></draw:frame> are the complex refractive indices of the air and sample material. 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10:35:44.944000000</meta:creation-date>
    <dc:date>2025-05-24T11:35:23.807000000</dc:date>
    <meta:editing-duration>PT59M40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8" meta:page-count="2" meta:paragraph-count="22" meta:word-count="295" meta:character-count="1841" meta:non-whitespace-character-count="1504"/>
  </office:meta>
</office:document-meta>
</file>

<file path=Object 1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row>
          <mn>1</mn>
          <mo stretchy="false">+</mo>
          <mfrac>
            <mrow>
              <mi>φ</mi>
              <mrow>
                <mo fence="true" form="prefix" stretchy="false">(</mo>
                <mrow>
                  <mi>ω</mi>
                </mrow>
                <mo fence="true" form="postfix" stretchy="false">)</mo>
              </mrow>
              <mi>c</mi>
            </mrow>
            <mrow>
              <mi>ω</mi>
              <mi>d</mi>
            </mrow>
          </mfrac>
        </mrow>
      </mrow>
    </mrow>
    <annotation encoding="StarMath 5.0">n( ω ) = 1 + {φ( ω )c } over {ω d} 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row>
          <mn>3</mn>
          <mo stretchy="false">⋅</mo>
          <msup>
            <mn>10</mn>
            <mn>8</mn>
          </msup>
        </mrow>
      </mrow>
      <mrow>
        <mi>m</mi>
        <mo stretchy="false">/</mo>
        <mi>s</mi>
      </mrow>
    </mrow>
    <annotation encoding="StarMath 5.0">c = 3 cdot 10^8 m/s</annotation>
  </semantics>
</math>
</file>

<file path=Object 3/content.xml><?xml version="1.0" encoding="utf-8"?>
<math xmlns="http://www.w3.org/1998/Math/MathML" display="block">
  <semantics>
    <mrow>
      <mi>n</mi>
      <mo stretchy="false">≫</mo>
      <mi>k</mi>
    </mrow>
    <annotation encoding="StarMath 5.0">n &gt;&gt; k</annotation>
  </semantics>
</math>
</file>

<file path=Object 4/content.xml><?xml version="1.0" encoding="utf-8"?>
<math xmlns="http://www.w3.org/1998/Math/MathML" display="block">
  <semantics>
    <mrow>
      <msub>
        <mi>H</mi>
        <mi mathvariant="italic">zero</mi>
      </msub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frac>
          <mrow>
            <msub>
              <mi>Τ</mi>
              <mn>10</mn>
            </msub>
            <mrow>
              <mrow>
                <mo fence="true" form="prefix" stretchy="false">(</mo>
                <mrow>
                  <mi>ω</mi>
                </mrow>
                <mo fence="true" form="postfix" stretchy="false">)</mo>
              </mrow>
              <mo stretchy="false">⋅</mo>
              <msub>
                <mi>P</mi>
                <mn>1</mn>
              </msub>
            </mrow>
            <mrow>
              <mrow>
                <mo fence="true" form="prefix" stretchy="false">(</mo>
                <mrow>
                  <mrow>
                    <mi>ω</mi>
                    <mi>,</mi>
                    <mi>d</mi>
                  </mrow>
                </mrow>
                <mo fence="true" form="postfix" stretchy="false">)</mo>
              </mrow>
              <mo stretchy="false">⋅</mo>
              <msub>
                <mi>T</mi>
                <mn>01</mn>
              </msub>
            </mrow>
            <mrow>
              <mo fence="true" form="prefix" stretchy="false">(</mo>
              <mrow>
                <mi>ω</mi>
              </mrow>
              <mo fence="true" form="postfix" stretchy="false">)</mo>
            </mrow>
          </mrow>
          <mrow>
            <msub>
              <mi>P</mi>
              <mn>0</mn>
            </msub>
            <mrow>
              <mo fence="true" form="prefix" stretchy="false">(</mo>
              <mrow>
                <mrow>
                  <mi>ω</mi>
                  <mi>,</mi>
                  <mi>d</mi>
                </mrow>
              </mrow>
              <mo fence="true" form="postfix" stretchy="false">)</mo>
            </mrow>
          </mrow>
        </mfrac>
      </mrow>
    </mrow>
    <annotation encoding="StarMath 5.0">H_zero ( ω ) = {Τ_10( ω ) cdot  P_1 ( ω, d ) cdot T_01 ( ω ) } over {P_0( ω, d )}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i>ln</mi>
      </mrow>
      <mrow>
        <mrow>
          <mo fence="true" form="prefix" stretchy="false">(</mo>
          <mrow>
            <mfrac>
              <mrow>
                <mn>4</mn>
                <mover accent="true">
                  <msub>
                    <mi>n</mi>
                    <mn>0</mn>
                  </msub>
                  <mo stretchy="false">¯</mo>
                </mover>
                <mover accent="true">
                  <msub>
                    <mi>n</mi>
                    <mn>1</mn>
                  </msub>
                  <mo stretchy="false">¯</mo>
                </mover>
              </mrow>
              <msup>
                <mrow>
                  <mo fence="true" form="prefix" stretchy="false">(</mo>
                  <mrow>
                    <mrow>
                      <mover accent="true">
                        <msub>
                          <mi>n</mi>
                          <mn>0</mn>
                        </msub>
                        <mo stretchy="false">¯</mo>
                      </mover>
                      <mo stretchy="false">+</mo>
                      <mover accent="true">
                        <msub>
                          <mi>n</mi>
                          <mn>1</mn>
                        </msub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frac>
          </mrow>
          <mo fence="true" form="postfix" stretchy="false">)</mo>
        </mrow>
        <mo stretchy="false">−</mo>
        <mfrac>
          <mrow>
            <mi mathvariant="italic">iωd</mi>
            <mrow>
              <mo fence="true" form="prefix" stretchy="false">(</mo>
              <mrow>
                <mrow>
                  <mover accent="true">
                    <msub>
                      <mi>n</mi>
                      <mn>1</mn>
                    </msub>
                    <mo stretchy="false">¯</mo>
                  </mover>
                  <mo stretchy="false">−</mo>
                  <mover accent="true">
                    <msub>
                      <mi>n</mi>
                      <mn>0</mn>
                    </msub>
                    <mo stretchy="false">¯</mo>
                  </mover>
                </mrow>
              </mrow>
              <mo fence="true" form="postfix" stretchy="false">)</mo>
            </mrow>
          </mrow>
          <mi>c</mi>
        </mfrac>
      </mrow>
    </mrow>
    <annotation encoding="StarMath 5.0">F ( ω ) = ln( {4 bar{n_0} bar{n_1}} over {(bar{n_0}+bar{n_1})^2})- {iωd( bar{n_1}-bar{n_0} )} over c</annotation>
  </semantics>
</math>
</file>

<file path=Object 6/content.xml><?xml version="1.0" encoding="utf-8"?>
<math xmlns="http://www.w3.org/1998/Math/MathML" display="block">
  <semantics>
    <mrow>
      <mi mathvariant="italic">dF</mi>
      <mo stretchy="false">=</mo>
      <mrow>
        <mfrac>
          <mn>1</mn>
          <mover accent="true">
            <msub>
              <mi>n</mi>
              <mn>1</mn>
            </msub>
            <mo stretchy="false">¯</mo>
          </mover>
        </mfrac>
        <mo stretchy="false">−</mo>
        <mfrac>
          <mn>2</mn>
          <mrow>
            <mover accent="true">
              <msub>
                <mi>n</mi>
                <mn>0</mn>
              </msub>
              <mo stretchy="false">¯</mo>
            </mover>
            <mo stretchy="false">+</mo>
            <mover accent="true">
              <msub>
                <mi>n</mi>
                <mn>1</mn>
              </msub>
              <mo stretchy="false">¯</mo>
            </mover>
          </mrow>
        </mfrac>
        <mo stretchy="false">−</mo>
        <mfrac>
          <mi mathvariant="italic">iωd</mi>
          <mi>c</mi>
        </mfrac>
      </mrow>
    </mrow>
    <annotation encoding="StarMath 5.0">dF = 1 over bar{n_1}  - 2 over { bar{n_0}+bar{n_1} }- { iωd }over c</annotation>
  </semantics>
</math>
</file>

<file path=Object 7/content.xml><?xml version="1.0" encoding="utf-8"?>
<math xmlns="http://www.w3.org/1998/Math/MathML" display="block">
  <semantics>
    <mover accent="true">
      <msub>
        <mi>n</mi>
        <mn>0</mn>
      </msub>
      <mo stretchy="false">¯</mo>
    </mover>
    <annotation encoding="StarMath 5.0">bar{n_0}</annotation>
  </semantics>
</math>
</file>

<file path=Object 8/content.xml><?xml version="1.0" encoding="utf-8"?>
<math xmlns="http://www.w3.org/1998/Math/MathML" display="block">
  <semantics>
    <mover accent="true">
      <msub>
        <mi>n</mi>
        <mn>1</mn>
      </msub>
      <mo stretchy="false">¯</mo>
    </mover>
    <annotation encoding="StarMath 5.0">bar{n_1}</annotation>
  </semantics>
</math>
</file>